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9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0.568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99ff99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 table:style-name="ce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2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style-name="ce6" office:value-type="string" calcext:value-type="string">
            <text:p>g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g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4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6" office:value-type="string" calcext:value-type="string">
            <text:p>g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g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s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office:value-type="string" calcext:value-type="string">
            <text:p>DON'T DO LOOPS LIKE THIS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ENEMIES WILL ALWAYS TRY TO MOVE DOWN AND THEN RIGHT ONLY THEN THEY'LL TRY ANOTHER DIRECTION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"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style-name="ce6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0-00-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dc:date>2015-09-16T18:27:27.124135000</dc:date>
    <meta:editing-duration>PT3M14S</meta:editing-duration>
    <meta:editing-cycles>3</meta:editing-cycles>
    <meta:document-statistic meta:table-count="1" meta:cell-count="1282" meta:object-count="0"/>
  </office:meta>
</office:document-meta>
</file>